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is is some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fun 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d it comes back ! =) … n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03:48.755113094</meta:creation-date>
    <dc:date>2018-10-06T22:08:19.806510954</dc:date>
    <meta:editing-duration>PT1H9S</meta:editing-duration>
    <meta:editing-cycles>2</meta:editing-cycles>
    <meta:generator>Collabora_OfficeDev/6.0.10.12$Linux_X86_64 LibreOffice_project/d520cb91b6b577e815556a816a852d97e243141b</meta:generator>
    <meta:document-statistic meta:object-count="29"/>
  </office:meta>
</office:document-meta>
</file>